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F8000000F879DFCBD72900CA3E.png" manifest:media-type="image/png"/>
  <manifest:file-entry manifest:full-path="Pictures/10020F0100001A7500001A75C6F69F3A0E6FC41B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draw:fill-color="#ff8000" draw:textarea-horizontal-align="justify" draw:textarea-vertical-align="middle" draw:auto-grow-height="false" fo:min-height="2.798cm" fo:min-width="0cm"/>
    </style:style>
    <style:style style:name="gr4" style:family="graphic" style:parent-style-name="standard">
      <style:graphic-properties draw:stroke="none" draw:fill-color="#ff8000" draw:textarea-horizontal-align="justify" draw:textarea-vertical-align="middle" draw:auto-grow-height="false" fo:min-height="0.03cm" fo:min-width="0cm"/>
    </style:style>
    <style:style style:name="gr5" style:family="graphic" style:parent-style-name="objectwithoutfill">
      <style:graphic-properties svg:stroke-width="0.106cm" svg:stroke-color="#000000" draw:marker-start-width="0.358cm" draw:marker-end-width="0.358cm" svg:stroke-linecap="round" draw:fill="solid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39cm" fo:min-width="0cm"/>
    </style:style>
    <style:style style:name="gr7" style:family="graphic" style:parent-style-name="standard">
      <style:graphic-properties svg:stroke-color="#000000" draw:fill-color="#2a6099" draw:textarea-horizontal-align="justify" draw:textarea-vertical-align="middle" draw:auto-grow-height="false" fo:min-height="2.758cm" fo:min-width="4.94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257cm" fo:min-width="0.798cm"/>
    </style:style>
    <style:style style:name="P1" style:family="paragraph">
      <loext:graphic-properties draw:opacity="10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2a6099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3.376cm" svg:height="13.376cm" svg:x="1.074cm" svg:y="0.483cm">
            <draw:image xlink:href="Pictures/10020F0100001A7500001A75C6F69F3A0E6FC41B.svg" xlink:type="simple" xlink:show="embed" xlink:actuate="onLoad" loext:mime-type="image/svg+xml">
              <text:p/>
            </draw:image>
            <draw:image xlink:href="Pictures/10000201000000F8000000F879DFCBD72900CA3E.png" xlink:type="simple" xlink:show="embed" xlink:actuate="onLoad" loext:mime-type="image/png"/>
          </draw:frame>
          <draw:path draw:style-name="gr2" draw:text-style-name="P2" draw:layer="layout" svg:width="4.651cm" svg:height="4.272cm" draw:transform="rotate (-1.24616508592395) translate (11.513cm 8.906cm)" svg:viewBox="0 0 4652 4273" svg:d="M0 0c963 324 1105 996 2405 1613s2785 670 2053 2660">
            <text:p/>
          </draw:path>
          <draw:g>
            <draw:custom-shape draw:style-name="gr3" draw:text-style-name="P3" draw:layer="layout" svg:width="0.254cm" svg:height="3.048cm" svg:x="2.948cm" svg:y="2.04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396cm" svg:height="0.396cm" svg:x="2.877cm" svg:y="4.8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2" draw:layer="layout" svg:width="7.776cm" svg:height="4.073cm" draw:transform="rotate (-1.24616508592395) translate (3.071cm 5.027cm)" svg:viewBox="0 0 7777 4074" svg:d="M0 0c2886 1775 3189 4068 4330 4074 1902 10 2474-2882 3447-2324">
            <text:p/>
          </draw:path>
          <draw:custom-shape draw:style-name="gr6" draw:text-style-name="P4" draw:layer="layout" svg:width="0.298cm" svg:height="0.389cm" svg:x="11.356cm" svg:y="8.7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5" draw:layer="layout" svg:width="5.5cm" svg:height="3.062cm" svg:x="3.385cm" svg:y="12.956cm">
              <text:p/>
              <draw:enhanced-geometry svg:viewBox="0 0 21600 21600" draw:path-stretchpoint-x="10800" draw:path-stretchpoint-y="10800" draw:text-areas="?f3 ?f4 ?f5 ?f6" draw:type="round-rectangle" draw:modifiers="666.4054848188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6" draw:layer="layout" svg:width="1.298cm" svg:height="0.507cm" svg:x="5.167cm" svg:y="13.60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396cm" svg:height="0.396cm" svg:x="5.277cm" svg:y="14.3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96cm" svg:height="0.396cm" svg:x="5.926cm" svg:y="14.3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96cm" svg:height="0.396cm" svg:x="4.628cm" svg:y="14.3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5cm" fo:page-height="1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0-10-17T09:05:31.024719607</dc:date>
    <dc:creator>Christian Lorenz</dc:creator>
    <meta:editing-duration>PT2M36S</meta:editing-duration>
    <meta:editing-cycles>1</meta:editing-cycles>
    <meta:document-statistic meta:object-count="14"/>
    <meta:generator>LibreOffice/6.4.1.1$Linux_X86_64 LibreOffice_project/40$Build-1</meta:generator>
  </office:meta>
</office:document-meta>
</file>